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704cm" style:rel-column-width="14279*"/>
    </style:style>
    <style:style style:name="Tabla1.C" style:family="table-column">
      <style:table-column-properties style:column-width="4.076cm" style:rel-column-width="15713*"/>
    </style:style>
    <style:style style:name="Tabla1.D" style:family="table-column">
      <style:table-column-properties style:column-width="3.074cm" style:rel-column-width="11851*"/>
    </style:style>
    <style:style style:name="Tabla1.E" style:family="table-column">
      <style:table-column-properties style:column-width="2.746cm" style:rel-column-width="10590*"/>
    </style:style>
    <style:style style:name="Tabla1.A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E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399cm" style:rel-column-width="13102*"/>
    </style:style>
    <style:style style:name="Tabla13.B" style:family="table-column">
      <style:table-column-properties style:column-width="7.781cm" style:rel-column-width="29992*"/>
    </style:style>
    <style:style style:name="Tabla13.C" style:family="table-column">
      <style:table-column-properties style:column-width="3.074cm" style:rel-column-width="11851*"/>
    </style:style>
    <style:style style:name="Tabla13.D" style:family="table-column">
      <style:table-column-properties style:column-width="2.746cm" style:rel-column-width="10590*"/>
    </style:style>
    <style:style style:name="Tabla13.A1" style:family="table-cell">
      <style:table-cell-properties fo:background-color="#e6e6e6" fo:padding="0.097cm" fo:border="0.002cm solid #000000">
        <style:background-image/>
      </style:table-cell-properties>
    </style:style>
    <style:style style:name="Tab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3.D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3.A3" style:family="table-cell">
      <style:table-cell-properties fo:padding="0.097cm" fo:border-left="0.002cm solid #000000" fo:border-right="none" fo:border-top="none" fo:border-bottom="0.002cm solid #000000"/>
    </style:style>
    <style:style style:name="Tabla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55cm" style:rel-column-width="13320*"/>
    </style:style>
    <style:style style:name="Tabla2.B" style:family="table-column">
      <style:table-column-properties style:column-width="13.545cm" style:rel-column-width="52215*"/>
    </style:style>
    <style:style style:name="Ta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55cm" style:rel-column-width="13320*"/>
    </style:style>
    <style:style style:name="Tabla3.B" style:family="table-column">
      <style:table-column-properties style:column-width="13.545cm" style:rel-column-width="52215*"/>
    </style:style>
    <style:style style:name="Ta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55cm" style:rel-column-width="13320*"/>
    </style:style>
    <style:style style:name="Tabla4.B" style:family="table-column">
      <style:table-column-properties style:column-width="13.545cm" style:rel-column-width="52215*"/>
    </style:style>
    <style:style style:name="Tabla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55cm" style:rel-column-width="13320*"/>
    </style:style>
    <style:style style:name="Tabla5.B" style:family="table-column">
      <style:table-column-properties style:column-width="13.545cm" style:rel-column-width="52215*"/>
    </style:style>
    <style:style style:name="Tabla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55cm" style:rel-column-width="13320*"/>
    </style:style>
    <style:style style:name="Tabla6.B" style:family="table-column">
      <style:table-column-properties style:column-width="13.545cm" style:rel-column-width="52215*"/>
    </style:style>
    <style:style style:name="Tabla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55cm" style:rel-column-width="13320*"/>
    </style:style>
    <style:style style:name="Tabla7.B" style:family="table-column">
      <style:table-column-properties style:column-width="13.545cm" style:rel-column-width="52215*"/>
    </style:style>
    <style:style style:name="Tab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55cm" style:rel-column-width="13320*"/>
    </style:style>
    <style:style style:name="Tabla8.B" style:family="table-column">
      <style:table-column-properties style:column-width="13.545cm" style:rel-column-width="52215*"/>
    </style:style>
    <style:style style:name="Tabla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455cm" style:rel-column-width="13320*"/>
    </style:style>
    <style:style style:name="Tabla14.B" style:family="table-column">
      <style:table-column-properties style:column-width="13.545cm" style:rel-column-width="52215*"/>
    </style:style>
    <style:style style:name="Tabla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455cm" style:rel-column-width="13320*"/>
    </style:style>
    <style:style style:name="Tabla15.B" style:family="table-column">
      <style:table-column-properties style:column-width="13.545cm" style:rel-column-width="52215*"/>
    </style:style>
    <style:style style:name="Tab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55cm" style:rel-column-width="13320*"/>
    </style:style>
    <style:style style:name="Tabla9.B" style:family="table-column">
      <style:table-column-properties style:column-width="13.545cm" style:rel-column-width="52215*"/>
    </style:style>
    <style:style style:name="Tabla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55cm" style:rel-column-width="13320*"/>
    </style:style>
    <style:style style:name="Tabla10.B" style:family="table-column">
      <style:table-column-properties style:column-width="13.545cm" style:rel-column-width="52215*"/>
    </style:style>
    <style:style style:name="Tabla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54cm" style:rel-column-width="13313*"/>
    </style:style>
    <style:style style:name="Tabla11.B" style:family="table-column">
      <style:table-column-properties style:column-width="13.547cm" style:rel-column-width="52222*"/>
    </style:style>
    <style:style style:name="Tabla1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55cm" style:rel-column-width="13320*"/>
    </style:style>
    <style:style style:name="Tabla12.B" style:family="table-column">
      <style:table-column-properties style:column-width="13.545cm" style:rel-column-width="52215*"/>
    </style:style>
    <style:style style:name="Tabla1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color="#808080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tyle="normal" style:font-style-asian="normal" style:font-style-complex="normal"/>
    </style:style>
    <style:style style:name="P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P14" style:family="paragraph" style:parent-style-name="Text_20_body" style:list-style-name="L3"/>
    <style:style style:name="P15" style:family="paragraph" style:parent-style-name="Table_20_Contents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1"><text:s/>1 Tabla resumen<text:tab/>1</text:p>
          <text:p text:style-name="P11"><text:s/>2 Sistemas en los que gestionar información<text:tab/>3</text:p>
          <text:p text:style-name="P12"><text:s/>2.1 Portal de Usuarios NAOS<text:tab/>3</text:p>
          <text:p text:style-name="P12"><text:s/>2.2 Portal Técnico NAOS<text:tab/>3</text:p>
          <text:p text:style-name="P12"><text:s/>2.3 Subversion<text:tab/>3</text:p>
          <text:p text:style-name="P12"><text:s/>2.4 TEO (seguimiento de tareas)<text:tab/>4</text:p>
          <text:p text:style-name="P12"><text:s/>2.5 Alfresco<text:tab/>4</text:p>
          <text:p text:style-name="P12"><text:s/>2.6 Consulta de logs vía web<text:tab/>4</text:p>
          <text:p text:style-name="P12"><text:s/>2.7 MADEJA<text:tab/>4</text:p>
          <text:p text:style-name="P12"><text:s/>2.8 Aplicación Gestión Operativa (GUIA)<text:tab/>5</text:p>
          <text:p text:style-name="P12"><text:s/>2.9 VPN<text:tab/>5</text:p>
          <text:p text:style-name="P11"><text:s/>3 Sistemas en los que consultar información<text:tab/>6</text:p>
          <text:p text:style-name="P12"><text:s/>3.1 OVCTIC<text:tab/>6</text:p>
          <text:p text:style-name="P12"><text:s/>3.2 xWiki<text:tab/>6</text:p>
          <text:p text:style-name="P12"><text:s/>3.3 Gaveta (descarga de la máquina virtual)<text:tab/>6</text:p>
          <text:p text:style-name="P12"><text:s/>3.4 Red Profesional<text:tab/>6</text:p>
        </text:index-body>
      </text:table-of-content>
      <text:h text:style-name="Heading_20_1" text:outline-level="1" text:is-list-header="true"/>
      <text:h text:style-name="Heading_20_1" text:outline-level="1">Tabla resumen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8">Sistemas en los que gestionar inform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Sistema</text:p>
          </table:table-cell>
          <table:table-cell table:style-name="Tabla1.A2" office:value-type="string">
            <text:p text:style-name="P7">Uso</text:p>
          </table:table-cell>
          <table:table-cell table:style-name="Tabla1.A2" office:value-type="string">
            <text:p text:style-name="P7">Documentación</text:p>
          </table:table-cell>
          <table:table-cell table:style-name="Tabla1.A2" office:value-type="string">
            <text:p text:style-name="P7">Tipo de cuenta</text:p>
          </table:table-cell>
          <table:table-cell table:style-name="Tabla1.E2" office:value-type="string">
            <text:p text:style-name="P7">Cuenta </text:p>
          </table:table-cell>
        </table:table-row>
        <table:table-row>
          <table:table-cell table:style-name="Tabla1.A3" office:value-type="string">
            <text:p text:style-name="Standard">Portal Técnico Naos</text:p>
          </table:table-cell>
          <table:table-cell table:style-name="Tabla1.A3" office:value-type="string">
            <text:p text:style-name="Standard">Tramitar tiques de procedimientos de GUIA (gestión del servicio)</text:p>
          </table:table-cell>
          <table:table-cell table:style-name="Tabla1.A3" office:value-type="string">
            <text:p text:style-name="P9">Documento servicio GUIA en NAOS (flujos, fases, grupos de tramitación...) </text:p>
          </table:table-cell>
          <table:table-cell table:style-name="Tabla1.A3" office:value-type="string">
            <text:p text:style-name="Table_20_Contents">Genérica ldap</text:p>
          </table:table-cell>
          <table:table-cell table:style-name="Tabla1.E3" office:value-type="string">
            <text:p text:style-name="P7">guia1.naos </text:p>
          </table:table-cell>
        </table:table-row>
        <table:table-row>
          <table:table-cell table:style-name="Tabla1.A3" office:value-type="string">
            <text:p text:style-name="Standard">Portal Usuarios Naos</text:p>
          </table:table-cell>
          <table:table-cell table:style-name="Tabla1.A3" office:value-type="string">
            <text:p text:style-name="Standard">Reportar solicitudes sobre entornos productivos (logs, modificaciones, consultas BD, puestas en producción ...)</text:p>
          </table:table-cell>
          <table:table-cell table:style-name="Tabla1.A3" office:value-type="string">
            <text:p text:style-name="P5">Detalle de los flujos más usados (Consulta General, Incidencia General, Desplieuge en entornos productivos)</text:p>
          </table:table-cell>
          <table:table-cell table:style-name="Tabla1.A3" office:value-type="string">
            <text:p text:style-name="Table_20_Contents">Genérica ldap</text:p>
          </table:table-cell>
          <table:table-cell table:style-name="Tabla1.E3" office:value-type="string">
            <text:p text:style-name="P7">guia1.naos </text:p>
          </table:table-cell>
        </table:table-row>
        <table:table-row>
          <table:table-cell table:style-name="Tabla1.A3" office:value-type="string">
            <text:p text:style-name="Standard">SVN</text:p>
          </table:table-cell>
          <table:table-cell table:style-name="Tabla1.A3" office:value-type="string">
            <text:p text:style-name="Standard">Subir código fuente y documentación</text:p>
          </table:table-cell>
          <table:table-cell table:style-name="Tabla1.A3" office:value-type="string">
            <text:p text:style-name="P9">Descripción y uso de subproyectos y permisos (escritura/lectura) </text:p>
          </table:table-cell>
          <table:table-cell table:style-name="Tabla1.A3" office:value-type="string">
            <text:p text:style-name="Table_20_Contents">Cuenta BD</text:p>
          </table:table-cell>
          <table:table-cell table:style-name="Tabla1.E3" office:value-type="string">
            <text:p text:style-name="P7">guiaUTE</text:p>
          </table:table-cell>
        </table:table-row>
        <table:table-row>
          <table:table-cell table:style-name="Tabla1.A3" office:value-type="string">
            <text:p text:style-name="Standard">TEO</text:p>
          </table:table-cell>
          <table:table-cell table:style-name="Tabla1.A3" office:value-type="string">
            <text:p text:style-name="Standard">Atender, estimar y <text:s/>reportar dedicación en las solicitudes de la DP (mejoras, estudios...)</text:p>
          </table:table-cell>
          <table:table-cell table:style-name="Tabla1.A3" office:value-type="string">
            <text:p text:style-name="P5">Normas de uso de TEO</text:p>
          </table:table-cell>
          <table:table-cell table:style-name="Tabla1.A3" office:value-type="string">
            <text:p text:style-name="Table_20_Contents">Nominal ldap</text:p>
          </table:table-cell>
          <table:table-cell table:style-name="Tabla1.E3" office:value-type="string">
            <text:p text:style-name="P2">Nuevo usuario</text:p>
          </table:table-cell>
        </table:table-row>
        <table:table-row>
          <table:table-cell table:style-name="Tabla1.A3" office:value-type="string">
            <text:p text:style-name="Standard">Alfresco de <text:soft-page-break/>proyectos</text:p>
          </table:table-cell>
          <table:table-cell table:style-name="Tabla1.A3" office:value-type="string">
            <text:p text:style-name="Table_20_Contents">Subir y actualizar <text:soft-page-break/>documentación y recursos en espacio GUIA2 (análisis, diseño, estudios, informes, actas...)</text:p>
          </table:table-cell>
          <table:table-cell table:style-name="Tabla1.A3" office:value-type="string">
            <text:p text:style-name="P9">Estructura de <text:soft-page-break/>subespacios a los que tienen acceso y uso </text:p>
          </table:table-cell>
          <table:table-cell table:style-name="Tabla1.A3" office:value-type="string">
            <text:p text:style-name="Table_20_Contents">Nominal ldap y <text:soft-page-break/>Genérica ldap</text:p>
          </table:table-cell>
          <table:table-cell table:style-name="Tabla1.E3" office:value-type="string">
            <text:p text:style-name="P6">guia1.naos</text:p>
          </table:table-cell>
        </table:table-row>
        <table:table-row>
          <table:table-cell table:style-name="Tabla1.A3" office:value-type="string">
            <text:p text:style-name="Standard">Consulta de logs de producción</text:p>
          </table:table-cell>
          <table:table-cell table:style-name="Tabla1.A3" office:value-type="string">
            <text:p text:style-name="Table_20_Contents">Consultar logs vía web (AGO, Naos-Guia, WS y consola OIM) </text:p>
          </table:table-cell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Cuenta BD</text:p>
          </table:table-cell>
          <table:table-cell table:style-name="Tabla1.E3" office:value-type="string">
            <text:p text:style-name="P4">logs2</text:p>
          </table:table-cell>
        </table:table-row>
        <table:table-row>
          <table:table-cell table:style-name="Tabla1.A3" office:value-type="string">
            <text:p text:style-name="Table_20_Contents">MADEJA</text:p>
          </table:table-cell>
          <table:table-cell table:style-name="Tabla1.A3" office:value-type="string">
            <text:p text:style-name="Table_20_Contents">Escribir y actualizar contenido público (modelos de integración, matriz de compatibilidad...)</text:p>
          </table:table-cell>
          <table:table-cell table:style-name="Tabla1.A3" office:value-type="string">
            <text:p text:style-name="Table_20_Contents">Guía online del Redactor en MADEJA</text:p>
          </table:table-cell>
          <table:table-cell table:style-name="Tabla1.A3" office:value-type="string">
            <text:p text:style-name="Table_20_Contents">Nominal ldap</text:p>
          </table:table-cell>
          <table:table-cell table:style-name="Tabla1.E3" office:value-type="string">
            <text:p text:style-name="P2">Nuevo usuario</text:p>
          </table:table-cell>
        </table:table-row>
        <table:table-row>
          <table:table-cell table:style-name="Tabla1.A3" office:value-type="string">
            <text:p text:style-name="Table_20_Contents">GUIA</text:p>
          </table:table-cell>
          <table:table-cell table:style-name="Tabla1.A3" office:value-type="string">
            <text:p text:style-name="Table_20_Contents">Administrador Global de la Aplicación Gestión Operativa</text:p>
          </table:table-cell>
          <table:table-cell table:style-name="Tabla1.A3" office:value-type="string">
            <text:p text:style-name="Table_20_Contents">Manuales de usuario</text:p>
          </table:table-cell>
          <table:table-cell table:style-name="Tabla1.A3" office:value-type="string">
            <text:p text:style-name="Table_20_Contents">Nominal ldap</text:p>
          </table:table-cell>
          <table:table-cell table:style-name="Tabla1.E3" office:value-type="string">
            <text:p text:style-name="P2">Nuevo usuario</text:p>
          </table:table-cell>
        </table:table-row>
        <table:table-row>
          <table:table-cell table:style-name="Tabla1.A3" office:value-type="string">
            <text:p text:style-name="Table_20_Contents">VPN</text:p>
          </table:table-cell>
          <table:table-cell table:style-name="Tabla1.A3" office:value-type="string">
            <text:p text:style-name="Table_20_Contents">Acceso a la RCJA desde las instalaciones del proveedor</text:p>
          </table:table-cell>
          <table:table-cell table:style-name="Tabla1.A3" office:value-type="string">
            <text:p text:style-name="Table_20_Contents">Procedimiento de alta VPN</text:p>
          </table:table-cell>
          <table:table-cell table:style-name="Tabla1.A3" office:value-type="string">
            <text:p text:style-name="Table_20_Contents">Nominal ldap</text:p>
          </table:table-cell>
          <table:table-cell table:style-name="Tabla1.E3" office:value-type="string">
            <text:p text:style-name="P2">Nuevo usuario</text:p>
          </table:table-cell>
        </table:table-row>
      </table:table>
      <text:p text:style-name="Text_20_body"/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table:number-columns-spanned="4" office:value-type="string">
            <text:p text:style-name="P8">Sistemas en los que consultar informa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7">Sistema</text:p>
          </table:table-cell>
          <table:table-cell table:style-name="Tabla13.A2" office:value-type="string">
            <text:p text:style-name="P7">Uso</text:p>
          </table:table-cell>
          <table:table-cell table:style-name="Tabla13.A2" office:value-type="string">
            <text:p text:style-name="P7">Tipo de cuenta</text:p>
          </table:table-cell>
          <table:table-cell table:style-name="Tabla13.D2" office:value-type="string">
            <text:p text:style-name="P7">Cuenta </text:p>
          </table:table-cell>
        </table:table-row>
        <table:table-row>
          <table:table-cell table:style-name="Tabla13.A3" office:value-type="string">
            <text:p text:style-name="Standard">OVCTIC</text:p>
          </table:table-cell>
          <table:table-cell table:style-name="Tabla13.A3" office:value-type="string">
            <text:p text:style-name="Standard">Información del proyecto a alto nivel para organismos</text:p>
          </table:table-cell>
          <table:table-cell table:style-name="Tabla13.A3" office:value-type="string">
            <text:p text:style-name="Table_20_Contents">Nominal ldap</text:p>
          </table:table-cell>
          <table:table-cell table:style-name="Tabla13.D3" office:value-type="string">
            <text:p text:style-name="P2">Nuevo usuario</text:p>
          </table:table-cell>
        </table:table-row>
        <table:table-row>
          <table:table-cell table:style-name="Tabla13.A3" office:value-type="string">
            <text:p text:style-name="Standard">xWiki</text:p>
          </table:table-cell>
          <table:table-cell table:style-name="Tabla13.A3" office:value-type="string">
            <text:p text:style-name="Standard">Información interna técnica y de sistemas</text:p>
          </table:table-cell>
          <table:table-cell table:style-name="Tabla13.A3" office:value-type="string">
            <text:p text:style-name="Table_20_Contents">Nominal ldap</text:p>
          </table:table-cell>
          <table:table-cell table:style-name="Tabla13.D3" office:value-type="string">
            <text:p text:style-name="P2">Nuevo usuario</text:p>
          </table:table-cell>
        </table:table-row>
        <table:table-row>
          <table:table-cell table:style-name="Tabla13.A3" office:value-type="string">
            <text:p text:style-name="Standard">Gaveta</text:p>
          </table:table-cell>
          <table:table-cell table:style-name="Tabla13.A3" office:value-type="string">
            <text:p text:style-name="Standard">Página para descargar la Máquina Virtual de GUIA</text:p>
          </table:table-cell>
          <table:table-cell table:style-name="Tabla13.A3" office:value-type="string">
            <text:p text:style-name="Table_20_Contents">Nominal ldap</text:p>
          </table:table-cell>
          <table:table-cell table:style-name="Tabla13.D3" office:value-type="string">
            <text:p text:style-name="P2">Nuevo usuario</text:p>
          </table:table-cell>
        </table:table-row>
        <table:table-row>
          <table:table-cell table:style-name="Tabla13.A3" office:value-type="string">
            <text:p text:style-name="Standard">Red Profesional</text:p>
          </table:table-cell>
          <table:table-cell table:style-name="Tabla13.A3" office:value-type="string">
            <text:p text:style-name="Table_20_Contents">Grupo para GUIA en la red social de la Junta </text:p>
          </table:table-cell>
          <table:table-cell table:style-name="Tabla13.A3" office:value-type="string">
            <text:p text:style-name="Table_20_Contents">Nominal ldap</text:p>
          </table:table-cell>
          <table:table-cell table:style-name="Tabla13.D3" office:value-type="string">
            <text:p text:style-name="P2">Nuevo usuario</text:p>
          </table:table-cell>
        </table:table-row>
      </table:table>
      <text:h text:style-name="Heading_20_1" text:outline-level="1" text:is-list-header="true"/>
      <text:h text:style-name="P10" text:outline-level="1">Sistemas en los que gestionar información</text:h>
      <text:h text:style-name="Heading_20_2" text:outline-level="2">Portal de Usuarios NA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URL</text:p>
          </table:table-cell>
          <table:table-cell table:style-name="Tabla2.B1" office:value-type="string">
            <text:p text:style-name="Text_20_body"><text:a xlink:type="simple" xlink:href="https://naos.i-administracion.junta-andalucia.es/ServiceDeskPortalLite" text:style-name="Internet_20_link" text:visited-style-name="Visited_20_Internet_20_Link">https://naos.i-administracion.junta-andalucia.es/ServiceDeskPortalLite</text:a></text:p>
          </table:table-cell>
        </table:table-row>
        <table:table-row>
          <table:table-cell table:style-name="Tabla2.A2" office:value-type="string">
            <text:p text:style-name="Table_20_Contents">Uso</text:p>
          </table:table-cell>
          <table:table-cell table:style-name="Tabla2.B2" office:value-type="string">
            <text:p text:style-name="Table_20_Contents">Autoservicio. Reportar consultas, incidencias y peticiones sobre sistemas de información horizontales</text:p>
          </table:table-cell>
        </table:table-row>
        <table:table-row>
          <table:table-cell table:style-name="Tabla2.A2" office:value-type="string">
            <text:p text:style-name="Table_20_Contents">Cuenta</text:p>
          </table:table-cell>
          <table:table-cell table:style-name="Tabla2.B2" office:value-type="string">
            <text:p text:style-name="Table_20_Contents">guia1.naos</text:p>
          </table:table-cell>
        </table:table-row>
        <table:table-row>
          <table:table-cell table:style-name="Tabla2.A2" office:value-type="string">
            <text:p text:style-name="Table_20_Contents">Visibilidad</text:p>
          </table:table-cell>
          <table:table-cell table:style-name="Tabla2.B2" office:value-type="string">
            <text:p text:style-name="Text_20_body">La cuenta tiene acceso a cualquier procedimiento público. Los más usados son:</text:p>
            <text:list xml:id="list8864362613312320877" text:style-name="L1">
              <text:list-item>
                <text:p text:style-name="P13">Consulta General (consultar logs, configuración servidores, consultas BD...)</text:p>
              </text:list-item>
              <text:list-item>
                <text:p text:style-name="P13">Incidencia General (reportar caídas, errores, petición de cambio...)</text:p>
              </text:list-item>
            </text:list>
          </table:table-cell>
        </table:table-row>
        <table:table-row>
          <table:table-cell table:style-name="Tabla2.A2" office:value-type="string">
            <text:p text:style-name="Table_20_Contents">Documentación</text:p>
          </table:table-cell>
          <table:table-cell table:style-name="Tabla2.B2" office:value-type="string">
            <text:p text:style-name="Table_20_Contents"/>
          </table:table-cell>
        </table:table-row>
      </table:table>
      <text:h text:style-name="Heading_20_2" text:outline-level="2">Portal Técnico NAOS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URL</text:p>
          </table:table-cell>
          <table:table-cell table:style-name="Tabla3.B1" office:value-type="string">
            <text:p text:style-name="Text_20_body"><text:a xlink:type="simple" xlink:href="https://naos.i-administracion.junta-andalucia.es/ServiceDesk" text:style-name="Internet_20_link" text:visited-style-name="Visited_20_Internet_20_Link">https://naos.i-administracion.junta-andalucia.es/ServiceDesk</text:a></text:p>
          </table:table-cell>
        </table:table-row>
        <table:table-row>
          <table:table-cell table:style-name="Tabla3.A2" office:value-type="string">
            <text:p text:style-name="Table_20_Contents">Uso</text:p>
          </table:table-cell>
          <table:table-cell table:style-name="Tabla3.B2" office:value-type="string">
            <text:p text:style-name="Table_20_Contents">Realizar la gestión del servicio GUIA, esto es, atender incidencias, consultas y peticiones de usuarios, como pueden ser: </text:p>
            <text:list xml:id="list323026483771068466" text:style-name="L2">
              <text:list-item>
                <text:p text:style-name="P15">la dirección del proyecto GUIA</text:p>
              </text:list-item>
              <text:list-item>
                <text:p text:style-name="P15">el servicio de informática de los organismos implantados</text:p>
              </text:list-item>
              <text:list-item>
                <text:p text:style-name="P15">el servicio de peronal de los organismos implantados</text:p>
              </text:list-item>
              <text:list-item>
                <text:p text:style-name="P15">responsables de desarrollo de aplicaciones a integrar con GUIA</text:p>
              </text:list-item>
            </text:list>
          </table:table-cell>
        </table:table-row>
        <table:table-row>
          <table:table-cell table:style-name="Tabla3.A2" office:value-type="string">
            <text:p text:style-name="Table_20_Contents">Cuenta</text:p>
          </table:table-cell>
          <table:table-cell table:style-name="Tabla3.B2" office:value-type="string">
            <text:p text:style-name="Table_20_Contents">guia1.naos</text:p>
          </table:table-cell>
        </table:table-row>
        <table:table-row>
          <table:table-cell table:style-name="Tabla3.A2" office:value-type="string">
            <text:p text:style-name="Table_20_Contents">Visibilidad</text:p>
          </table:table-cell>
          <table:table-cell table:style-name="Tabla3.B2" office:value-type="string">
            <text:p text:style-name="Text_20_body">La cuenta puede tramitar en las fases del proveedor de los procedimientos descritos en la documentación. Los procedimientos más frecuentes son:</text:p>
            <text:list xml:id="list3199553359100432267" text:style-name="L3">
              <text:list-item>
                <text:p text:style-name="P14">Consulta GUIA (dudas)</text:p>
              </text:list-item>
              <text:list-item>
                <text:p text:style-name="P14">Incidencia GUIA (errores)</text:p>
              </text:list-item>
              <text:list-item>
                <text:p text:style-name="P14">Integración de aplicación con GUIA (solicitud de cuentas de servicio)</text:p>
              </text:list-item>
            </text:list>
          </table:table-cell>
        </table:table-row>
        <table:table-row>
          <table:table-cell table:style-name="Tabla3.A2" office:value-type="string">
            <text:p text:style-name="Table_20_Contents">Documentación</text:p>
          </table:table-cell>
          <table:table-cell table:style-name="Tabla3.B2" office:value-type="string">
            <text:p text:style-name="Table_20_Contents">Ver documento “<text:span text:style-name="T1">Gestión del servicio GUIA en NAOS.odt</text:span>”</text:p>
          </table:table-cell>
        </table:table-row>
      </table:table>
      <text:p text:style-name="Text_20_body"/>
      <text:p text:style-name="Text_20_body"><text:span text:style-name="T2">Nota</text:span>: El usuario del proveedor debe revisar en el perfil de NAOS los datos de contacto, como teléfono, email, centro y sede.</text:p>
      <text:h text:style-name="Heading_20_2" text:outline-level="2">Subversion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URL</text:p>
          </table:table-cell>
          <table:table-cell table:style-name="Tabla4.B1" office:value-type="string">
            <text:p text:style-name="Text_20_body"><text:a xlink:type="simple" xlink:href="http://versiones.i-administracion.junta-andalucia.es/svn/guia" text:style-name="Internet_20_link" text:visited-style-name="Visited_20_Internet_20_Link">http://versiones.i-administracion.junta-andalucia.es/svn/guia</text:a></text:p>
          </table:table-cell>
        </table:table-row>
        <table:table-row>
          <table:table-cell table:style-name="Tabla4.A2" office:value-type="string">
            <text:p text:style-name="Table_20_Contents">Uso</text:p>
          </table:table-cell>
          <table:table-cell table:style-name="Tabla4.B2" office:value-type="string">
            <text:p text:style-name="Table_20_Contents">Subir al SVN el código fuente del software desarrollado/modificado así como <text:soft-page-break/>la documentación relacionada generada</text:p>
          </table:table-cell>
        </table:table-row>
        <table:table-row>
          <table:table-cell table:style-name="Tabla4.A2" office:value-type="string">
            <text:p text:style-name="Table_20_Contents">Cuenta</text:p>
          </table:table-cell>
          <table:table-cell table:style-name="Tabla4.B2" office:value-type="string">
            <text:p text:style-name="Table_20_Contents">guiaUTE</text:p>
          </table:table-cell>
        </table:table-row>
        <table:table-row>
          <table:table-cell table:style-name="Tabla4.A2" office:value-type="string">
            <text:p text:style-name="Table_20_Contents">Visibilidad</text:p>
          </table:table-cell>
          <table:table-cell table:style-name="Tabla4.B2" office:value-type="string">
            <text:p text:style-name="Text_20_body">El usuario del proveedor tiene permiso de Lectura/Escritura solo en los directorios <text:span text:style-name="T1">Trunk</text:span> dentro del proyecto GUIA. </text:p>
            <text:p text:style-name="Text_20_body">En el resto de directorios tiene permiso de solo Lectura.</text:p>
          </table:table-cell>
        </table:table-row>
        <table:table-row>
          <table:table-cell table:style-name="Tabla4.A2" office:value-type="string">
            <text:p text:style-name="Table_20_Contents">Documentación</text:p>
          </table:table-cell>
          <table:table-cell table:style-name="Tabla4.B2" office:value-type="string">
            <text:p text:style-name="Table_20_Contents">Ver documento “<text:span text:style-name="T1">Estructura SVN.odt</text:span>”</text:p>
          </table:table-cell>
        </table:table-row>
      </table:table>
      <text:h text:style-name="Heading_20_2" text:outline-level="2">TEO (seguimiento de tareas)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URL</text:p>
          </table:table-cell>
          <table:table-cell table:style-name="Tabla5.B1" office:value-type="string">
            <text:p text:style-name="Text_20_body"><text:a xlink:type="simple" xlink:href="http://teo.i-administracion.junta-andalucia.es/" text:style-name="Internet_20_link" text:visited-style-name="Visited_20_Internet_20_Link">http://teo.i-administracion.junta-andalucia.es/</text:a></text:p>
          </table:table-cell>
        </table:table-row>
        <table:table-row>
          <table:table-cell table:style-name="Tabla5.A2" office:value-type="string">
            <text:p text:style-name="Table_20_Contents">Uso</text:p>
          </table:table-cell>
          <table:table-cell table:style-name="Tabla5.B2" office:value-type="string">
            <text:p text:style-name="Standard">Atender, estimar y <text:s/>reportar dedicación para las solicitudes realizadas por la Dirección del proyecto (mejoras, estudios...) o bien por el CCI (Centro de Calidad Integral) durante el testing de las entregas.</text:p>
          </table:table-cell>
        </table:table-row>
        <table:table-row>
          <table:table-cell table:style-name="Tabla5.A2" office:value-type="string">
            <text:p text:style-name="Table_20_Contents">Cuenta</text:p>
          </table:table-cell>
          <table:table-cell table:style-name="Tabla5.B2" office:value-type="string">
            <text:p text:style-name="P2">&lt;nominal ldap&gt;</text:p>
          </table:table-cell>
        </table:table-row>
        <table:table-row>
          <table:table-cell table:style-name="Tabla5.A2" office:value-type="string">
            <text:p text:style-name="Table_20_Contents">Visibilidad</text:p>
          </table:table-cell>
          <table:table-cell table:style-name="Tabla5.B2" office:value-type="string">
            <text:p text:style-name="Text_20_body">Subproyecto dentro GUIA</text:p>
          </table:table-cell>
        </table:table-row>
        <table:table-row>
          <table:table-cell table:style-name="Tabla5.A2" office:value-type="string">
            <text:p text:style-name="Table_20_Contents">Documentación</text:p>
          </table:table-cell>
          <table:table-cell table:style-name="Tabla5.B2" office:value-type="string">
            <text:p text:style-name="Table_20_Contents">Leer las normas de uso de TEO</text:p>
          </table:table-cell>
        </table:table-row>
      </table:table>
      <text:h text:style-name="Heading_20_2" text:outline-level="2">Alfresco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URL</text:p>
          </table:table-cell>
          <table:table-cell table:style-name="Tabla6.B1" office:value-type="string">
            <text:p text:style-name="Text_20_body"><text:a xlink:type="simple" xlink:href="http://gestdoc.i-administracion.junta-andalucia.es/" text:style-name="Internet_20_link" text:visited-style-name="Visited_20_Internet_20_Link">http://gestdoc.i-administracion.junta-andalucia.es/</text:a></text:p>
          </table:table-cell>
        </table:table-row>
        <table:table-row>
          <table:table-cell table:style-name="Tabla6.A2" office:value-type="string">
            <text:p text:style-name="Table_20_Contents">Uso</text:p>
          </table:table-cell>
          <table:table-cell table:style-name="Tabla6.B2" office:value-type="string">
            <text:p text:style-name="Table_20_Contents">Subir y actualizar documentación y recursos al espacio de trabajo del proyecto en el gestor documental (análisis, diseño, estudios, informes, actas...), así como consultar algunos directorios del espacio de trabajo antiguo (procedimientos, recursos, informes...)</text:p>
          </table:table-cell>
        </table:table-row>
        <table:table-row>
          <table:table-cell table:style-name="Tabla6.A2" office:value-type="string">
            <text:p text:style-name="Table_20_Contents">Cuenta</text:p>
          </table:table-cell>
          <table:table-cell table:style-name="Tabla6.B2" office:value-type="string">
            <text:p text:style-name="P3">guia1.naos</text:p>
          </table:table-cell>
        </table:table-row>
        <table:table-row>
          <table:table-cell table:style-name="Tabla6.A2" office:value-type="string">
            <text:p text:style-name="Table_20_Contents">Visibilidad</text:p>
          </table:table-cell>
          <table:table-cell table:style-name="Tabla6.B2" office:value-type="string">
            <text:p text:style-name="Text_20_body">La cuenta tiene acceso a un subconjunto de espacios propios del rol de proveedor en los espacios GUIA y GUIA2.</text:p>
          </table:table-cell>
        </table:table-row>
        <table:table-row>
          <table:table-cell table:style-name="Tabla6.A2" office:value-type="string">
            <text:p text:style-name="Table_20_Contents">Documentación</text:p>
          </table:table-cell>
          <table:table-cell table:style-name="Tabla6.B2" office:value-type="string">
            <text:p text:style-name="Table_20_Contents">Ver esquemas de la estructura de espacios del proveedor</text:p>
          </table:table-cell>
        </table:table-row>
      </table:table>
      <text:h text:style-name="Heading_20_2" text:outline-level="2">Consulta de logs vía web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URL</text:p>
          </table:table-cell>
          <table:table-cell table:style-name="Tabla7.B1" office:value-type="string">
            <text:p text:style-name="Text_20_body"><text:a xlink:type="simple" xlink:href="http://prepro.i-administracion.junta-andalucia.es/" text:style-name="Internet_20_link" text:visited-style-name="Visited_20_Internet_20_Link">http://prepro.i-administracion.junta-andalucia.es/</text:a></text:p>
          </table:table-cell>
        </table:table-row>
        <table:table-row>
          <table:table-cell table:style-name="Tabla7.A2" office:value-type="string">
            <text:p text:style-name="Table_20_Contents">Uso</text:p>
          </table:table-cell>
          <table:table-cell table:style-name="Tabla7.B2" office:value-type="string">
            <text:p text:style-name="Table_20_Contents">Consultar vía web los logs de AGO, NAOS-GUIA y Servicios Web</text:p>
          </table:table-cell>
        </table:table-row>
        <table:table-row>
          <table:table-cell table:style-name="Tabla7.A2" office:value-type="string">
            <text:p text:style-name="Table_20_Contents">Cuenta</text:p>
          </table:table-cell>
          <table:table-cell table:style-name="Tabla7.B2" office:value-type="string">
            <text:p text:style-name="Table_20_Contents">logs2</text:p>
          </table:table-cell>
        </table:table-row>
        <table:table-row>
          <table:table-cell table:style-name="Tabla7.A2" office:value-type="string">
            <text:p text:style-name="Table_20_Contents">Visibilidad</text:p>
          </table:table-cell>
          <table:table-cell table:style-name="Tabla7.B2" office:value-type="string">
            <text:p text:style-name="Table_20_Contents">La cuenta puede acceder a los logs de AGO, NAOS-GUIA y Servicios Web de los entornos productivos (Preproducción y Producción)</text:p>
          </table:table-cell>
        </table:table-row>
        <table:table-row>
          <table:table-cell table:style-name="Tabla7.A2" office:value-type="string">
            <text:p text:style-name="Table_20_Contents">Documentación</text:p>
          </table:table-cell>
          <table:table-cell table:style-name="Tabla7.B2" office:value-type="string">
            <text:p text:style-name="Table_20_Contents"/>
          </table:table-cell>
        </table:table-row>
      </table:table>
      <text:h text:style-name="Heading_20_2" text:outline-level="2">MADEJA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URL</text:p>
          </table:table-cell>
          <table:table-cell table:style-name="Tabla8.B1" office:value-type="string">
            <text:p text:style-name="Text_20_body"><text:a xlink:type="simple" xlink:href="http://www.juntadeandalucia.es/servicios/madeja/contenido/subsistemas/arquitectura/guia-gestion-unificada-identidades-andalucia" text:style-name="Internet_20_link" text:visited-style-name="Visited_20_Internet_20_Link">http://www.juntadeandalucia.es/servicios/madeja/contenido/subsistemas/arquit</text:a><text:soft-page-break/><text:a xlink:type="simple" xlink:href="http://www.juntadeandalucia.es/servicios/madeja/contenido/subsistemas/arquitectura/guia-gestion-unificada-identidades-andalucia" text:style-name="Internet_20_link" text:visited-style-name="Visited_20_Internet_20_Link">ectura/guia-gestion-unificada-identidades-andalucia</text:a></text:p>
          </table:table-cell>
        </table:table-row>
        <table:table-row>
          <table:table-cell table:style-name="Tabla8.A2" office:value-type="string">
            <text:p text:style-name="Table_20_Contents">Uso</text:p>
          </table:table-cell>
          <table:table-cell table:style-name="Tabla8.B2" office:value-type="string">
            <text:p text:style-name="Table_20_Contents">Publicar en internet el contenido técnico del proyecto (modelos de información, directrices, recursos, matriz de compatibilidad...)</text:p>
          </table:table-cell>
        </table:table-row>
        <table:table-row>
          <table:table-cell table:style-name="Tabla8.A2" office:value-type="string">
            <text:p text:style-name="Table_20_Contents">Cuenta</text:p>
          </table:table-cell>
          <table:table-cell table:style-name="Tabla8.B2" office:value-type="string">
            <text:p text:style-name="P2">&lt;nominal ldap&gt;</text:p>
          </table:table-cell>
        </table:table-row>
        <table:table-row>
          <table:table-cell table:style-name="Tabla8.A2" office:value-type="string">
            <text:p text:style-name="Table_20_Contents">Visibilidad</text:p>
          </table:table-cell>
          <table:table-cell table:style-name="Tabla8.B2" office:value-type="string">
            <text:p text:style-name="Text_20_body">Editor de contenidos del proyecto</text:p>
          </table:table-cell>
        </table:table-row>
        <table:table-row>
          <table:table-cell table:style-name="Tabla8.A2" office:value-type="string">
            <text:p text:style-name="Table_20_Contents">Documentación</text:p>
          </table:table-cell>
          <table:table-cell table:style-name="Tabla8.B2" office:value-type="string">
            <text:p text:style-name="Table_20_Contents">Guía online del Redactor en MADEJA: <text:a xlink:type="simple" xlink:href="http://www.juntadeandalucia.es/servicios/madeja/ayuda/guia-redactor" text:style-name="Internet_20_link" text:visited-style-name="Visited_20_Internet_20_Link">http://www.juntadeandalucia.es/servicios/madeja/ayuda/guia-redactor</text:a></text:p>
          </table:table-cell>
        </table:table-row>
      </table:table>
      <text:h text:style-name="Heading_20_2" text:outline-level="2">Aplicación Gestión Operativa (GUIA)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Table_20_Contents">URL</text:p>
          </table:table-cell>
          <table:table-cell table:style-name="Tabla14.B1" office:value-type="string">
            <text:p text:style-name="Text_20_body"><text:a xlink:type="simple" xlink:href="https://guia.i-administracion.junta-andalucia.es/" text:style-name="Internet_20_link" text:visited-style-name="Visited_20_Internet_20_Link">https://guia.i-administracion.junta-andalucia.es/</text:a></text:p>
          </table:table-cell>
        </table:table-row>
        <table:table-row>
          <table:table-cell table:style-name="Tabla14.A2" office:value-type="string">
            <text:p text:style-name="Table_20_Contents">Uso</text:p>
          </table:table-cell>
          <table:table-cell table:style-name="Tabla14.B2" office:value-type="string">
            <text:p text:style-name="Table_20_Contents">Gestionar usuarios de la Aplicación Gestión Operativa de GUIA</text:p>
          </table:table-cell>
        </table:table-row>
        <table:table-row>
          <table:table-cell table:style-name="Tabla14.A2" office:value-type="string">
            <text:p text:style-name="Table_20_Contents">Cuenta</text:p>
          </table:table-cell>
          <table:table-cell table:style-name="Tabla14.B2" office:value-type="string">
            <text:p text:style-name="P2">&lt;nominal ldap&gt;</text:p>
          </table:table-cell>
        </table:table-row>
        <table:table-row>
          <table:table-cell table:style-name="Tabla14.A2" office:value-type="string">
            <text:p text:style-name="Table_20_Contents">Visibilidad</text:p>
          </table:table-cell>
          <table:table-cell table:style-name="Tabla14.B2" office:value-type="string">
            <text:p text:style-name="Table_20_Contents">Administrador Global de la Aplicación Gestión Operativa. </text:p>
            <text:p text:style-name="Table_20_Contents">Se necesita certificado digital para solicitar el alta de personal externo en GUIA (autoregistro).</text:p>
          </table:table-cell>
        </table:table-row>
        <table:table-row>
          <table:table-cell table:style-name="Tabla14.A2" office:value-type="string">
            <text:p text:style-name="Table_20_Contents">Documentación</text:p>
          </table:table-cell>
          <table:table-cell table:style-name="Tabla14.B2" office:value-type="string">
            <text:p text:style-name="Table_20_Contents">Manuales de usuario online: <text:a xlink:type="simple" xlink:href="https://guia.i-administracion.junta-andalucia.es/gestionoperativa/doc/index.html" text:style-name="Internet_20_link" text:visited-style-name="Visited_20_Internet_20_Link">https://guia.i-administracion.junta-andalucia.es/gestionoperativa/doc/index.html</text:a></text:p>
          </table:table-cell>
        </table:table-row>
      </table:table>
      <text:h text:style-name="Heading_20_2" text:outline-level="2">VPN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Table_20_Contents">URL</text:p>
          </table:table-cell>
          <table:table-cell table:style-name="Tabla15.B1" office:value-type="string">
            <text:p text:style-name="Text_20_body"/>
          </table:table-cell>
        </table:table-row>
        <table:table-row>
          <table:table-cell table:style-name="Tabla15.A2" office:value-type="string">
            <text:p text:style-name="Table_20_Contents">Uso</text:p>
          </table:table-cell>
          <table:table-cell table:style-name="Tabla15.B2" office:value-type="string">
            <text:p text:style-name="Table_20_Contents">Acceso desde las instalaciones del proveedor a los sistemas corporativos necesarios para el proyecto</text:p>
          </table:table-cell>
        </table:table-row>
        <table:table-row>
          <table:table-cell table:style-name="Tabla15.A2" office:value-type="string">
            <text:p text:style-name="Table_20_Contents">Cuenta</text:p>
          </table:table-cell>
          <table:table-cell table:style-name="Tabla15.B2" office:value-type="string">
            <text:p text:style-name="P2">&lt;nominal ldap&gt;</text:p>
          </table:table-cell>
        </table:table-row>
        <table:table-row>
          <table:table-cell table:style-name="Tabla15.A2" office:value-type="string">
            <text:p text:style-name="Table_20_Contents">Visibilidad</text:p>
          </table:table-cell>
          <table:table-cell table:style-name="Tabla15.B2" office:value-type="string">
            <text:p text:style-name="Text_20_body">El acceso está asociado a un usuario nominal y se necesita el certificado digital.</text:p>
          </table:table-cell>
        </table:table-row>
        <table:table-row>
          <table:table-cell table:style-name="Tabla15.A2" office:value-type="string">
            <text:p text:style-name="Table_20_Contents">Documentación</text:p>
          </table:table-cell>
          <table:table-cell table:style-name="Tabla15.B2" office:value-type="string">
            <text:p text:style-name="Table_20_Contents">El director del proyecto solicita acceso VPN para el proveedor mediante un tique en NAOS y en el tique remiten el manual para configurar el acceso VPN.</text:p>
          </table:table-cell>
        </table:table-row>
      </table:table>
      <text:p text:style-name="Standard"/>
      <text:h text:style-name="P10" text:outline-level="1">Sistemas en los que consultar información</text:h>
      <text:h text:style-name="Heading_20_2" text:outline-level="2">OVCTIC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URL</text:p>
          </table:table-cell>
          <table:table-cell table:style-name="Tabla9.B1" office:value-type="string">
            <text:p text:style-name="Text_20_body"><text:a xlink:type="simple" xlink:href="http://ovctic.i-administracion.junta-andalucia.es/proyectos/guia" text:style-name="Internet_20_link" text:visited-style-name="Visited_20_Internet_20_Link">http://ovctic.i-administracion.junta-andalucia.es/proyectos/guia</text:a></text:p>
          </table:table-cell>
        </table:table-row>
        <table:table-row>
          <table:table-cell table:style-name="Tabla9.A2" office:value-type="string">
            <text:p text:style-name="Table_20_Contents">Uso</text:p>
          </table:table-cell>
          <table:table-cell table:style-name="Tabla9.B2" office:value-type="string">
            <text:p text:style-name="Table_20_Contents">Publicar (en la RCJA) la ficha de información del proyecto a alto nivel, material sesiones formativas, enlaces, matriz de certificación...</text:p>
          </table:table-cell>
        </table:table-row>
        <table:table-row>
          <table:table-cell table:style-name="Tabla9.A2" office:value-type="string">
            <text:p text:style-name="Table_20_Contents">Cuenta</text:p>
          </table:table-cell>
          <table:table-cell table:style-name="Tabla9.B2" office:value-type="string">
            <text:p text:style-name="P2">&lt;nominal ldap&gt;</text:p>
          </table:table-cell>
        </table:table-row>
      </table:table>
      <text:h text:style-name="Heading_20_2" text:outline-level="2">xWiki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URL</text:p>
          </table:table-cell>
          <table:table-cell table:style-name="Tabla10.B1" office:value-type="string">
            <text:p text:style-name="Text_20_body"><text:a xlink:type="simple" xlink:href="http://oficinas-ceic-sgtsi.i-administracion.junta-andalucia.es/xwiki/bin/view/Testing-CEIC-SSHH/GUIA" text:style-name="Internet_20_link" text:visited-style-name="Visited_20_Internet_20_Link">http://oficinas-ceic-sgtsi.i-administracion.junta-andalucia.es/xwiki/bin/view/Testing-CEIC-SSHH/GUIA</text:a></text:p>
          </table:table-cell>
        </table:table-row>
        <table:table-row>
          <table:table-cell table:style-name="Tabla10.A2" office:value-type="string">
            <text:p text:style-name="Table_20_Contents">Uso</text:p>
          </table:table-cell>
          <table:table-cell table:style-name="Tabla10.B2" office:value-type="string">
            <text:p text:style-name="Table_20_Contents">Información técnica interna del sistema (mapa de sistemas de los distintos entornos, FAQs, intervenciones...)</text:p>
          </table:table-cell>
        </table:table-row>
        <table:table-row>
          <table:table-cell table:style-name="Tabla10.A2" office:value-type="string">
            <text:p text:style-name="Table_20_Contents">Cuenta</text:p>
          </table:table-cell>
          <table:table-cell table:style-name="Tabla10.B2" office:value-type="string">
            <text:p text:style-name="P2">&lt;nominal ldap&gt;</text:p>
          </table:table-cell>
        </table:table-row>
      </table:table>
      <text:h text:style-name="Heading_20_2" text:outline-level="2">Gaveta (descarga de la máquina virtual)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URL</text:p>
          </table:table-cell>
          <table:table-cell table:style-name="Tabla11.B1" office:value-type="string">
            <text:p text:style-name="Text_20_body"><text:a xlink:type="simple" xlink:href="http://gaveta.ves.i-administracion.junta-andalucia.es/" text:style-name="Internet_20_link" text:visited-style-name="Visited_20_Internet_20_Link">http://gaveta.ves.i-administracion.junta-andalucia.es/</text:a></text:p>
          </table:table-cell>
        </table:table-row>
        <table:table-row>
          <table:table-cell table:style-name="Tabla11.A2" office:value-type="string">
            <text:p text:style-name="Table_20_Contents">Uso</text:p>
          </table:table-cell>
          <table:table-cell table:style-name="Tabla11.B2" office:value-type="string">
            <text:p text:style-name="Table_20_Contents">Descargar nuevas versiones y/o parches de la máquina virtual de GUIA que se distribuye a los proveedores.</text:p>
          </table:table-cell>
        </table:table-row>
        <table:table-row>
          <table:table-cell table:style-name="Tabla11.A2" office:value-type="string">
            <text:p text:style-name="Table_20_Contents">Cuenta</text:p>
          </table:table-cell>
          <table:table-cell table:style-name="Tabla11.B2" office:value-type="string">
            <text:p text:style-name="P2">&lt;nominal ldap&gt;</text:p>
          </table:table-cell>
        </table:table-row>
      </table:table>
      <text:h text:style-name="Heading_20_2" text:outline-level="2">Red Profesional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URL</text:p>
          </table:table-cell>
          <table:table-cell table:style-name="Tabla12.B1" office:value-type="string">
            <text:p text:style-name="Text_20_body"><text:a xlink:type="simple" xlink:href="https://redprofesional.juntadeandalucia.es/" text:style-name="Internet_20_link" text:visited-style-name="Visited_20_Internet_20_Link">https://redprofesional.juntadeandalucia.es/</text:a></text:p>
          </table:table-cell>
        </table:table-row>
        <table:table-row>
          <table:table-cell table:style-name="Tabla12.A2" office:value-type="string">
            <text:p text:style-name="Table_20_Contents">Uso</text:p>
          </table:table-cell>
          <table:table-cell table:style-name="Tabla12.B2" office:value-type="string">
            <text:p text:style-name="Table_20_Contents">Grupo abierto para el proyecto en la red social de la Junta. Es el lugar donde publicar noticias, sesiones formativas, hacer debates y compartir las inquietudes de los organismos.</text:p>
          </table:table-cell>
        </table:table-row>
        <table:table-row>
          <table:table-cell table:style-name="Tabla12.A2" office:value-type="string">
            <text:p text:style-name="Table_20_Contents">Cuenta</text:p>
          </table:table-cell>
          <table:table-cell table:style-name="Tabla12.B2" office:value-type="string">
            <text:p text:style-name="P2">&lt;nominal ldap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entas necesarias inicialmente para el nuevo proveedor de GU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Maria Torres Llanera</meta:initial-creator>
    <meta:creation-date>2014-10-16T13:22:28</meta:creation-date>
    <dc:date>2014-10-23T14:29:22</dc:date>
    <dc:creator>Sonia Maria Torres Llanera</dc:creator>
    <meta:editing-duration>PT17H19M10S</meta:editing-duration>
    <meta:editing-cycles>77</meta:editing-cycles>
    <meta:generator>OpenOffice/4.1.1$Linux OpenOffice.org_project/411m6$Build-9775</meta:generator>
    <meta:document-statistic meta:table-count="15" meta:image-count="0" meta:object-count="0" meta:page-count="6" meta:paragraph-count="228" meta:word-count="1070" meta:character-count="7798"/>
  </office:meta>
</office:document-meta>
</file>